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0468">
            <text:p>10468</text:p>
          </table:table-cell>
          <table:table-cell table:formula="of:=[.B2]/[.$B$10]" office:value-type="percentage" office:value="0.391458808571108">
            <text:p>39.15%</text:p>
          </table:table-cell>
        </table:table-row>
        <table:table-row table:style-name="ro1">
          <table:table-cell/>
          <table:table-cell office:value-type="float" office:value="4608">
            <text:p>4608</text:p>
          </table:table-cell>
          <table:table-cell table:formula="of:=[.B3]/[.$B$10]" office:value-type="percentage" office:value="0.172319658950675">
            <text:p>17.23%</text:p>
          </table:table-cell>
        </table:table-row>
        <table:table-row table:style-name="ro1">
          <table:table-cell/>
          <table:table-cell office:value-type="float" office:value="3699">
            <text:p>3699</text:p>
          </table:table-cell>
          <table:table-cell table:formula="of:=[.B4]/[.$B$10]" office:value-type="percentage" office:value="0.138326913727983">
            <text:p>13.83%</text:p>
          </table:table-cell>
        </table:table-row>
        <table:table-row table:style-name="ro1">
          <table:table-cell/>
          <table:table-cell office:value-type="float" office:value="3425">
            <text:p>3425</text:p>
          </table:table-cell>
          <table:table-cell table:formula="of:=[.B5]/[.$B$10]" office:value-type="percentage" office:value="0.128080475674059">
            <text:p>12.81%</text:p>
          </table:table-cell>
        </table:table-row>
        <table:table-row table:style-name="ro1">
          <table:table-cell/>
          <table:table-cell office:value-type="float" office:value="1731">
            <text:p>1731</text:p>
          </table:table-cell>
          <table:table-cell table:formula="of:=[.B6]/[.$B$10]" office:value-type="percentage" office:value="0.0647320593844658">
            <text:p>6.47%</text:p>
          </table:table-cell>
        </table:table-row>
        <table:table-row table:style-name="ro1">
          <table:table-cell/>
          <table:table-cell office:value-type="float" office:value="1431">
            <text:p>1431</text:p>
          </table:table-cell>
          <table:table-cell table:formula="of:=[.B7]/[.$B$10]" office:value-type="percentage" office:value="0.0535133315881979">
            <text:p>5.35%</text:p>
          </table:table-cell>
        </table:table-row>
        <table:table-row table:style-name="ro1">
          <table:table-cell/>
          <table:table-cell office:value-type="float" office:value="786">
            <text:p>786</text:p>
          </table:table-cell>
          <table:table-cell table:formula="of:=[.B8]/[.$B$10]" office:value-type="percentage" office:value="0.0293930668262219">
            <text:p>2.94%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 table:formula="of:=[.B9]/[.$B$10]" office:value-type="percentage" office:value="0.0221756852772896">
            <text:p>2.22%</text:p>
          </table:table-cell>
        </table:table-row>
        <table:table-row table:style-name="ro1">
          <table:table-cell/>
          <table:table-cell table:formula="of:=SUM([.B2:.B9])" office:value-type="float" office:value="26741">
            <text:p>26741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4/03/2011</text:date>, <text:time>13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Ibanez</meta:initial-creator>
    <meta:creation-date>2011-04-03T13:09:40</meta:creation-date>
    <dc:date>2011-04-03T13:38:32</dc:date>
    <dc:creator>Luis Ibanez</dc:creator>
    <meta:editing-duration>PT00H13M41S</meta:editing-duration>
    <meta:editing-cycles>1</meta:editing-cycles>
    <meta:document-statistic meta:table-count="3" meta:cell-count="17" meta:object-count="0"/>
    <meta:generator>OpenOffice.org/3.2$Unix OpenOffice.org_project/320m12$Build-9483</meta:generator>
  </office:meta>
</office:document-meta>
</file>